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#x</text:p>
          </table:table-cell>
          <table:table-cell office:value-type="string" office:string-value="y" calcext:value-type="string">
            <text:p>y,</text:p>
          </table:table-cell>
          <table:table-cell office:value-type="string" office:string-value="z" calcext:value-type="string">
            <text:p>z,</text:p>
          </table:table-cell>
          <table:table-cell office:value-type="string" office:string-value="waittime" calcext:value-type="string">
            <text:p>waittime,</text:p>
          </table:table-cell>
          <table:table-cell office:value-type="string" office:string-value="roll" calcext:value-type="string">
            <text:p>roll,</text:p>
          </table:table-cell>
          <table:table-cell office:value-type="string" office:string-value="pitch" calcext:value-type="string">
            <text:p>pitch,</text:p>
          </table:table-cell>
          <table:table-cell office:value-type="string" office:string-value="yaw" calcext:value-type="string">
            <text:p>yaw,</text:p>
          </table:table-cell>
          <table:table-cell table:number-columns-repeated="1017"/>
        </table:table-row>
        <table:table-row table:style-name="ro1">
          <table:table-cell office:value-type="string" office:string-value="0.01" calcext:value-type="string">
            <text:p>0.0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2" calcext:value-type="string">
            <text:p>0.0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3" calcext:value-type="string">
            <text:p>0.0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4" calcext:value-type="string">
            <text:p>0.0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5" calcext:value-type="string">
            <text:p>0.0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6" calcext:value-type="string">
            <text:p>0.0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7" calcext:value-type="string">
            <text:p>0.0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8" calcext:value-type="string">
            <text:p>0.0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9" calcext:value-type="string">
            <text:p>0.0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0" calcext:value-type="string">
            <text:p>0.1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1" calcext:value-type="string">
            <text:p>0.1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2" calcext:value-type="string">
            <text:p>0.1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3" calcext:value-type="string">
            <text:p>0.1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4" calcext:value-type="string">
            <text:p>0.1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5" calcext:value-type="string">
            <text:p>0.1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6" calcext:value-type="string">
            <text:p>0.1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7" calcext:value-type="string">
            <text:p>0.1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8" calcext:value-type="string">
            <text:p>0.1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19" calcext:value-type="string">
            <text:p>0.1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0" calcext:value-type="string">
            <text:p>0.2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1" calcext:value-type="string">
            <text:p>0.2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2" calcext:value-type="string">
            <text:p>0.2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3" calcext:value-type="string">
            <text:p>0.2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4" calcext:value-type="string">
            <text:p>0.2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5" calcext:value-type="string">
            <text:p>0.2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6" calcext:value-type="string">
            <text:p>0.2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7" calcext:value-type="string">
            <text:p>0.2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8" calcext:value-type="string">
            <text:p>0.2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29" calcext:value-type="string">
            <text:p>0.2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0" calcext:value-type="string">
            <text:p>0.3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1" calcext:value-type="string">
            <text:p>0.3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2" calcext:value-type="string">
            <text:p>0.3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3" calcext:value-type="string">
            <text:p>0.3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4" calcext:value-type="string">
            <text:p>0.3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5" calcext:value-type="string">
            <text:p>0.3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6" calcext:value-type="string">
            <text:p>0.3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7" calcext:value-type="string">
            <text:p>0.3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8" calcext:value-type="string">
            <text:p>0.3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39" calcext:value-type="string">
            <text:p>0.3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0" calcext:value-type="string">
            <text:p>0.4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1" calcext:value-type="string">
            <text:p>0.4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2" calcext:value-type="string">
            <text:p>0.4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3" calcext:value-type="string">
            <text:p>0.4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4" calcext:value-type="string">
            <text:p>0.4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5" calcext:value-type="string">
            <text:p>0.4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6" calcext:value-type="string">
            <text:p>0.4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7" calcext:value-type="string">
            <text:p>0.4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8" calcext:value-type="string">
            <text:p>0.4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49" calcext:value-type="string">
            <text:p>0.4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0" calcext:value-type="string">
            <text:p>0.5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1" calcext:value-type="string">
            <text:p>0.5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2" calcext:value-type="string">
            <text:p>0.5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3" calcext:value-type="string">
            <text:p>0.5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4" calcext:value-type="string">
            <text:p>0.5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5" calcext:value-type="string">
            <text:p>0.5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6" calcext:value-type="string">
            <text:p>0.5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7" calcext:value-type="string">
            <text:p>0.5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8" calcext:value-type="string">
            <text:p>0.5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59" calcext:value-type="string">
            <text:p>0.5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0" calcext:value-type="string">
            <text:p>0.6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1" calcext:value-type="string">
            <text:p>0.6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2" calcext:value-type="string">
            <text:p>0.6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3" calcext:value-type="string">
            <text:p>0.6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4" calcext:value-type="string">
            <text:p>0.6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5" calcext:value-type="string">
            <text:p>0.6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6" calcext:value-type="string">
            <text:p>0.6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7" calcext:value-type="string">
            <text:p>0.6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8" calcext:value-type="string">
            <text:p>0.6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69" calcext:value-type="string">
            <text:p>0.6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0" calcext:value-type="string">
            <text:p>0.7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1" calcext:value-type="string">
            <text:p>0.7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2" calcext:value-type="string">
            <text:p>0.7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3" calcext:value-type="string">
            <text:p>0.7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4" calcext:value-type="string">
            <text:p>0.7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5" calcext:value-type="string">
            <text:p>0.7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6" calcext:value-type="string">
            <text:p>0.7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7" calcext:value-type="string">
            <text:p>0.7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8" calcext:value-type="string">
            <text:p>0.7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79" calcext:value-type="string">
            <text:p>0.7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0" calcext:value-type="string">
            <text:p>0.8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1" calcext:value-type="string">
            <text:p>0.8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2" calcext:value-type="string">
            <text:p>0.8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3" calcext:value-type="string">
            <text:p>0.8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4" calcext:value-type="string">
            <text:p>0.8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5" calcext:value-type="string">
            <text:p>0.8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6" calcext:value-type="string">
            <text:p>0.8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7" calcext:value-type="string">
            <text:p>0.8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8" calcext:value-type="string">
            <text:p>0.8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89" calcext:value-type="string">
            <text:p>0.8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0" calcext:value-type="string">
            <text:p>0.9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1" calcext:value-type="string">
            <text:p>0.91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2" calcext:value-type="string">
            <text:p>0.92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3" calcext:value-type="string">
            <text:p>0.93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4" calcext:value-type="string">
            <text:p>0.94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5" calcext:value-type="string">
            <text:p>0.95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6" calcext:value-type="string">
            <text:p>0.96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7" calcext:value-type="string">
            <text:p>0.97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8" calcext:value-type="string">
            <text:p>0.98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99" calcext:value-type="string">
            <text:p>0.99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1.0" calcext:value-type="string">
            <text:p>1.0,</text:p>
          </table:table-cell>
          <table:table-cell table:style-name="ce3" office:value-type="string" office:string-value="1.5" calcext:value-type="string">
            <text:p>1.5,</text:p>
          </table:table-cell>
          <table:table-cell table:style-name="ce3" office:value-type="string" office:string-value="0.0" calcext:value-type="string">
            <text:p>0.0,</text:p>
          </table:table-cell>
          <table:table-cell table:style-name="ce3" office:value-type="string" office:string-value="7.0" calcext:value-type="string">
            <text:p>7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>
          <table:table-cell office:value-type="string" office:string-value="0.0" calcext:value-type="string">
            <text:p>0.0,</text:p>
          </table:table-cell>
          <table:table-cell table:number-columns-repeated="2" table:style-name="ce3" office:value-type="string" office:string-value="0.0" calcext:value-type="string">
            <text:p>0.0,</text:p>
          </table:table-cell>
          <table:table-cell table:style-name="ce3" office:value-type="string" office:string-value="10.0" calcext:value-type="string">
            <text:p>10.0,</text:p>
          </table:table-cell>
          <table:table-cell table:number-columns-repeated="3" table:style-name="ce3" office:value-type="string" office:string-value="0.0" calcext:value-type="string">
            <text:p>0.0,</text:p>
          </table:table-cell>
          <table:table-cell table:number-columns-repeated="1017"/>
        </table:table-row>
        <table:table-row table:style-name="ro1" table:number-rows-repeated="87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28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,</number:text>
    </number:text-style>
    <number:text-style style:name="N122">
      <number:text-content/>
      <number:text> ,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9:18:11.376549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41:41.851218119</meta:creation-date>
    <dc:date>2016-02-02T19:21:32.096844239</dc:date>
    <meta:editing-duration>PT27M57S</meta:editing-duration>
    <meta:editing-cycles>18</meta:editing-cycles>
    <meta:generator>LibreOffice/4.2.8.2$Linux_X86_64 LibreOffice_project/420m0$Build-2</meta:generator>
    <meta:document-statistic meta:table-count="1" meta:cell-count="714" meta:object-count="0"/>
  </office:meta>
</office:document-meta>
</file>